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ServerStart" style:family="table">
      <style:table-properties style:width="17cm" table:align="margins"/>
    </style:style>
    <style:style style:name="ServerStart.A" style:family="table-column">
      <style:table-column-properties style:column-width="8.5cm" style:rel-column-width="32767*"/>
    </style:style>
    <style:style style:name="ServerStart.B" style:family="table-column">
      <style:table-column-properties style:column-width="8.5cm" style:rel-column-width="32768*"/>
    </style:style>
    <style:style style:name="ServerStart.A1" style:family="table-cell">
      <style:table-cell-properties fo:padding="0.097cm" fo:border-left="0.05pt solid #000000" fo:border-right="none" fo:border-top="0.05pt solid #000000" fo:border-bottom="0.05pt solid #000000"/>
    </style:style>
    <style:style style:name="ServerStart.B1" style:family="table-cell">
      <style:table-cell-properties fo:padding="0.097cm" fo:border="0.05pt solid #000000"/>
    </style:style>
    <style:style style:name="ServerStart.A2" style:family="table-cell">
      <style:table-cell-properties fo:padding="0.097cm" fo:border-left="0.05pt solid #000000" fo:border-right="none" fo:border-top="none" fo:border-bottom="0.05pt solid #000000"/>
    </style:style>
    <style:style style:name="ServerStart.B2" style:family="table-cell">
      <style:table-cell-properties fo:padding="0.097cm" fo:border-left="0.05pt solid #000000" fo:border-right="0.05pt solid #000000" fo:border-top="none" fo:border-bottom="0.05pt solid #000000"/>
    </style:style>
    <style:style style:name="CreateStartGame" style:family="table">
      <style:table-properties style:width="17cm" table:align="margins"/>
    </style:style>
    <style:style style:name="CreateStartGame.A" style:family="table-column">
      <style:table-column-properties style:column-width="8.5cm" style:rel-column-width="32767*"/>
    </style:style>
    <style:style style:name="CreateStartGame.B" style:family="table-column">
      <style:table-column-properties style:column-width="8.5cm" style:rel-column-width="32768*"/>
    </style:style>
    <style:style style:name="CreateStartGame.A1" style:family="table-cell">
      <style:table-cell-properties fo:padding="0.097cm" fo:border-left="0.05pt solid #000000" fo:border-right="none" fo:border-top="0.05pt solid #000000" fo:border-bottom="0.05pt solid #000000"/>
    </style:style>
    <style:style style:name="CreateStartGame.B1" style:family="table-cell">
      <style:table-cell-properties fo:padding="0.097cm" fo:border="0.05pt solid #000000"/>
    </style:style>
    <style:style style:name="CreateStartGame.A2" style:family="table-cell">
      <style:table-cell-properties fo:padding="0.097cm" fo:border-left="0.05pt solid #000000" fo:border-right="none" fo:border-top="none" fo:border-bottom="0.05pt solid #000000"/>
    </style:style>
    <style:style style:name="CreateStartGam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3e1" officeooo:paragraph-rsid="001953e1"/>
    </style:style>
    <style:style style:name="P2" style:family="paragraph" style:parent-style-name="Table_20_Contents">
      <style:text-properties officeooo:rsid="001ac27d" officeooo:paragraph-rsid="001ac27d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officeooo:rsid="001d4664" officeooo:paragraph-rsid="001d4664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officeooo:rsid="001da7ae" officeooo:paragraph-rsid="001da7ae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5pt" fo:font-weight="bold" officeooo:rsid="001ea926" officeooo:paragraph-rsid="001ea926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rsid="001953e1" officeooo:paragraph-rsid="001d4664"/>
    </style:style>
    <style:style style:name="P7" style:family="paragraph" style:parent-style-name="Table_20_Contents">
      <style:text-properties officeooo:rsid="001da7ae" officeooo:paragraph-rsid="001da7ae"/>
    </style:style>
    <style:style style:name="P8" style:family="paragraph" style:parent-style-name="Table_20_Contents">
      <style:text-properties fo:font-weight="normal" officeooo:rsid="001da7ae" officeooo:paragraph-rsid="001da7ae" style:font-weight-asian="normal" style:font-weight-complex="normal"/>
    </style:style>
    <style:style style:name="P9" style:family="paragraph" style:parent-style-name="Table_20_Contents">
      <style:text-properties officeooo:rsid="001ac27d" officeooo:paragraph-rsid="001fe58c"/>
    </style:style>
    <style:style style:name="P10" style:family="paragraph" style:parent-style-name="Table_20_Contents">
      <style:text-properties officeooo:rsid="001fe58c" officeooo:paragraph-rsid="001fe5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664" style:font-weight-asian="bold" style:font-weight-complex="bold"/>
    </style:style>
    <style:style style:name="T3" style:family="text">
      <style:text-properties fo:font-weight="bold" officeooo:rsid="001da7ae" style:font-weight-asian="bold" style:font-weight-complex="bold"/>
    </style:style>
    <style:style style:name="T4" style:family="text">
      <style:text-properties fo:font-weight="bold" officeooo:rsid="001ea92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4664" style:font-weight-asian="normal" style:font-weight-complex="normal"/>
    </style:style>
    <style:style style:name="T7" style:family="text">
      <style:text-properties fo:font-weight="normal" officeooo:rsid="001da7ae" style:font-weight-asian="normal" style:font-weight-complex="normal"/>
    </style:style>
    <style:style style:name="T8" style:family="text">
      <style:text-properties officeooo:rsid="001d4664"/>
    </style:style>
    <style:style style:name="T9" style:family="text">
      <style:text-properties officeooo:rsid="001da7ae"/>
    </style:style>
    <style:style style:name="T10" style:family="text">
      <style:text-properties officeooo:rsid="001ea926"/>
    </style:style>
    <style:style style:name="T11" style:family="text">
      <style:text-properties officeooo:rsid="001fe5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erverStart" table:style-name="ServerStart">
        <table:table-column table:style-name="ServerStart.A"/>
        <table:table-column table:style-name="ServerStart.B"/>
        <table:table-row>
          <table:table-cell table:style-name="ServerStart.A1" office:value-type="string">
            <text:p text:style-name="P3">Reset della password</text:p>
          </table:table-cell>
          <table:table-cell table:style-name="ServerStart.B1" office:value-type="string">
            <text:p text:style-name="P6">Il seguente use case è relazionato con l’attore <text:span text:style-name="T2">Utente</text:span> e rappresenta la situazione in cui l’<text:span text:style-name="T8">utente effettua il reset della passsword.</text:span> Questo use case include <text:span text:style-name="T2">Richiesta email,</text:span><text:span text:style-name="T5"> </text:span><text:span text:style-name="T2">Reset della password con una random</text:span><text:span text:style-name="T6"> e </text:span><text:span text:style-name="T2">Invio email di conferma cambiamento password.</text:span></text:p>
          </table:table-cell>
        </table:table-row>
        <table:table-row>
          <table:table-cell table:style-name="ServerStart.A2" office:value-type="string">
            <text:p text:style-name="P3">Richiesta email</text:p>
          </table:table-cell>
          <table:table-cell table:style-name="ServerStart.B2" office:value-type="string">
            <text:p text:style-name="P1">Questo use case si occupa <text:span text:style-name="T9">di richiedere l’e-mail all’utente.</text:span></text:p>
          </table:table-cell>
        </table:table-row>
        <table:table-row>
          <table:table-cell table:style-name="ServerStart.A2" office:value-type="string">
            <text:p text:style-name="P4">Reset della password con una random</text:p>
          </table:table-cell>
          <table:table-cell table:style-name="ServerStart.B2" office:value-type="string">
            <text:p text:style-name="P8">La password nel DB viene sostituita con una casuale creata dal server.</text:p>
          </table:table-cell>
        </table:table-row>
        <table:table-row>
          <table:table-cell table:style-name="ServerStart.A2" office:value-type="string">
            <text:p text:style-name="P4">Invio email di conferma cambiamento password</text:p>
          </table:table-cell>
          <table:table-cell table:style-name="ServerStart.B2" office:value-type="string">
            <text:p text:style-name="P7">Viene inviata un’e-mail all’utente con la nuova password generata in modo casuale.</text:p>
          </table:table-cell>
        </table:table-row>
      </table:table>
      <text:p text:style-name="Standard"/>
      <text:p text:style-name="Standard"/>
      <text:p text:style-name="Standard"/>
      <table:table table:name="CreateStartGame" table:style-name="CreateStartGame">
        <table:table-column table:style-name="CreateStartGame.A"/>
        <table:table-column table:style-name="CreateStartGame.B"/>
        <table:table-row>
          <table:table-cell table:style-name="CreateStartGame.A1" office:value-type="string">
            <text:p text:style-name="P4">Inserimento codice inviato via mail</text:p>
          </table:table-cell>
          <table:table-cell table:style-name="CreateStartGame.B1" office:value-type="string">
            <text:p text:style-name="P2">Questo use case è relazionato con <text:span text:style-name="T9">l’attore</text:span> <text:span text:style-name="T3">Utente</text:span><text:span text:style-name="T7"> </text:span><text:span text:style-name="T5">e</text:span> rappresenta la situazione in cui un giocatore <text:span text:style-name="T10">sta terminando la fase di creazione di un nuovo account, dove gli viene chiesto di inserire un codice di conferma inviatogli via mail</text:span>. Questo use case estende <text:span text:style-name="T4">Conferma account utente</text:span> e <text:span text:style-name="T10">include</text:span> <text:span text:style-name="T4">Controllo codice DB</text:span></text:p>
          </table:table-cell>
        </table:table-row>
        <table:table-row>
          <table:table-cell table:style-name="CreateStartGame.A2" office:value-type="string">
            <text:p text:style-name="P5">Controllo codice DB</text:p>
          </table:table-cell>
          <table:table-cell table:style-name="CreateStartGame.B2" office:value-type="string">
            <text:p text:style-name="P10">Va a controllare che esista un codice identico a quello inserito dall’utente.</text:p>
          </table:table-cell>
        </table:table-row>
        <table:table-row>
          <table:table-cell table:style-name="CreateStartGame.A2" office:value-type="string">
            <text:p text:style-name="P5">Conferma account utente</text:p>
          </table:table-cell>
          <table:table-cell table:style-name="CreateStartGame.B2" office:value-type="string">
            <text:p text:style-name="P9">Questo use case viene esteso nel momento in cui <text:span text:style-name="T11">esiste un record identico con il codice inserito dall’utente. Va a cancellare il codice nel DB e setta il campo is_confirmed a true (nel DB).</text:span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0:41:23.326390092</meta:creation-date>
    <dc:date>2021-02-09T18:23:47.156613097</dc:date>
    <meta:editing-duration>PT26M37S</meta:editing-duration>
    <meta:editing-cycles>5</meta:editing-cycles>
    <meta:generator>LibreOffice/5.4.4.2$MacOSX_X86_64 LibreOffice_project/2524958677847fb3bb44820e40380acbe820f960</meta:generator>
    <meta:document-statistic meta:table-count="2" meta:image-count="0" meta:object-count="0" meta:page-count="1" meta:paragraph-count="14" meta:word-count="198" meta:character-count="1237" meta:non-whitespace-character-count="1053"/>
  </office:meta>
</office:document-meta>
</file>